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E40000007C04444A0F.png" manifest:media-type="image/png"/>
  <manifest:file-entry manifest:full-path="Pictures/100000000000009600000095EDED25BD.png" manifest:media-type="image/png"/>
  <manifest:file-entry manifest:full-path="Pictures/10000000000002260000030E70BB7943.png" manifest:media-type="image/png"/>
  <manifest:file-entry manifest:full-path="Pictures/10000201000000B4000000B469B28313.png" manifest:media-type="image/png"/>
  <manifest:file-entry manifest:full-path="Pictures/10000000000002260000030E1EC947AE.png" manifest:media-type="image/png"/>
  <manifest:file-entry manifest:full-path="Pictures/1000020100000080000000805D03AF30.png" manifest:media-type="image/png"/>
  <manifest:file-entry manifest:full-path="Pictures/10000000000002260000030E4DCBAE70.png" manifest:media-type="image/png"/>
  <manifest:file-entry manifest:full-path="Pictures/100000000000012C000001C29761B7F8.jpg" manifest:media-type="image/jpeg"/>
  <manifest:file-entry manifest:full-path="Pictures/1000000000000190000001906AC11243.jpg" manifest:media-type="image/jpeg"/>
  <manifest:file-entry manifest:full-path="Pictures/10000201000001F400000166730A24E1.png" manifest:media-type="image/png"/>
  <manifest:file-entry manifest:full-path="Pictures/10000000000002260000030E3D5491B6.png" manifest:media-type="image/png"/>
  <manifest:file-entry manifest:full-path="Pictures/10000201000001D900000082466B8141.png" manifest:media-type="image/png"/>
  <manifest:file-entry manifest:full-path="Pictures/10000000000000B4000000CBC5842051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7cm" fo:min-width="7.609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0pt" style:font-size-asian="30pt" style:font-size-complex="30pt"/>
    </style:style>
    <style:style style:name="T1" style:family="text">
      <style:text-properties fo:font-size="30pt" fo:font-weight="bold" style:font-size-asian="30pt" style:font-weight-asian="bold" style:font-size-complex="30pt" style:font-weight-complex="bold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3.162cm" svg:height="3.162cm" svg:x="0.438cm" svg:y="17.238cm">
          <draw:image xlink:href="Pictures/10000201000000B4000000B469B28313.png" xlink:type="simple" xlink:show="embed" xlink:actuate="onLoad">
            <text:p/>
          </draw:image>
        </draw:frame>
        <draw:frame draw:style-name="gr1" draw:text-style-name="P1" draw:layer="layout" svg:width="12.514cm" svg:height="3.439cm" svg:x="8.6cm" svg:y="0.8cm">
          <draw:image xlink:href="Pictures/10000201000001D900000082466B8141.png" xlink:type="simple" xlink:show="embed" xlink:actuate="onLoad">
            <text:p/>
          </draw:image>
        </draw:frame>
        <draw:frame draw:style-name="gr2" draw:text-style-name="P2" draw:layer="layout" svg:width="9.557cm" svg:height="3.816cm" svg:x="16cm" svg:y="6.8cm">
          <draw:text-box>
            <text:p text:style-name="P2"><text:span text:style-name="T1">Arnaud Lemercier</text:span></text:p>
            <text:p text:style-name="P2"><text:span text:style-name="T2"/></text:p>
            <text:p text:style-name="P2"><text:span text:style-name="T2">@arnolem</text:span></text:p>
          </draw:text-box>
        </draw:frame>
        <draw:frame draw:style-name="gr2" draw:text-style-name="P2" draw:layer="layout" svg:width="11.615cm" svg:height="3.816cm" svg:x="2cm" svg:y="6.8cm">
          <draw:text-box>
            <text:p text:style-name="P2"><text:span text:style-name="T1">Maxime Mauchaussée</text:span></text:p>
            <text:p text:style-name="P2"><text:span text:style-name="T2"/></text:p>
            <text:p text:style-name="P2"><text:span text:style-name="T2">@maximemdotnet</text:span></text:p>
          </draw:text-box>
        </draw:frame>
        <draw:frame draw:style-name="gr3" draw:text-style-name="P2" draw:layer="layout" svg:width="12.6cm" svg:height="5.377cm" svg:x="14.8cm" svg:y="16.4cm">
          <draw:text-box>
            <text:p text:style-name="P2"><text:span text:style-name="T2"><text:a xlink:href="https://github.com/wixiweb" xlink:type="simple">https://github.com/wixiweb</text:a></text:span></text:p>
            <text:p text:style-name="P2"><text:span text:style-name="T2">http://</text:span><text:span text:style-name="T2"><text:a xlink:href="http://www.wixiweb.fr/" xlink:type="simple">www.wixiweb.fr</text:a></text:span></text:p>
            <text:p text:style-name="P2"><text:span text:style-name="T2">http://blog.wixiweb.f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13.228cm" svg:height="9.471cm" svg:x="7.8cm" svg:y="0.529cm">
          <draw:image xlink:href="Pictures/10000201000001F400000166730A24E1.png" xlink:type="simple" xlink:show="embed" xlink:actuate="onLoad">
            <text:p/>
          </draw:image>
        </draw:frame>
        <draw:frame draw:style-name="gr1" draw:text-style-name="P1" draw:layer="layout" svg:width="3.968cm" svg:height="3.941cm" svg:x="23.432cm" svg:y="16.46cm">
          <draw:image xlink:href="Pictures/100000000000009600000095EDED25BD.png" xlink:type="simple" xlink:show="embed" xlink:actuate="onLoad">
            <text:p/>
          </draw:image>
        </draw:frame>
        <draw:frame draw:style-name="gr1" draw:text-style-name="P1" draw:layer="layout" svg:width="11.486cm" svg:height="2.942cm" svg:x="9.2cm" svg:y="17cm">
          <draw:image xlink:href="Pictures/10000201000001E40000007C04444A0F.png" xlink:type="simple" xlink:show="embed" xlink:actuate="onLoad">
            <text:p/>
          </draw:image>
        </draw:frame>
        <draw:frame draw:style-name="gr1" draw:text-style-name="P1" draw:layer="layout" svg:width="4.6cm" svg:height="4.6cm" svg:x="14cm" svg:y="11.2cm">
          <draw:image xlink:href="Pictures/1000020100000080000000805D03AF30.png" xlink:type="simple" xlink:show="embed" xlink:actuate="onLoad">
            <text:p/>
          </draw:image>
        </draw:frame>
        <draw:frame draw:style-name="gr1" draw:text-style-name="P1" draw:layer="layout" svg:width="4.762cm" svg:height="5.37cm" svg:x="6.838cm" svg:y="10.43cm">
          <draw:image xlink:href="Pictures/10000000000000B4000000CBC5842051.jpg" xlink:type="simple" xlink:show="embed" xlink:actuate="onLoad">
            <text:p/>
          </draw:image>
        </draw:frame>
        <draw:frame draw:style-name="gr1" draw:text-style-name="P1" draw:layer="layout" svg:width="4.085cm" svg:height="6.128cm" svg:x="21.248cm" svg:y="10.2cm">
          <draw:image xlink:href="Pictures/100000000000012C000001C29761B7F8.jpg" xlink:type="simple" xlink:show="embed" xlink:actuate="onLoad">
            <text:p/>
          </draw:image>
        </draw:frame>
        <draw:frame draw:style-name="gr1" draw:text-style-name="P1" draw:layer="layout" svg:width="5.87cm" svg:height="5.87cm" svg:x="0.8cm" svg:y="13.93cm">
          <draw:image xlink:href="Pictures/1000000000000190000001906AC11243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14.551cm" svg:height="20.689cm" svg:x="7.049cm" svg:y="0.311cm">
          <draw:image xlink:href="Pictures/10000000000002260000030E4DCBAE7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14.551cm" svg:height="20.689cm" svg:x="7cm" svg:y="-0.089cm">
          <draw:image xlink:href="Pictures/10000000000002260000030E1EC947A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14.551cm" svg:height="20.689cm" svg:x="7cm" svg:y="0cm">
          <draw:image xlink:href="Pictures/10000000000002260000030E70BB794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14.551cm" svg:height="20.689cm" svg:x="6.8cm" svg:y="0cm">
          <draw:image xlink:href="Pictures/10000000000002260000030E3D5491B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2T13:55:53.77</meta:creation-date>
    <meta:generator>LibreOffice/3.5$Windows_x86 LibreOffice_project/3215f89-f603614-ab984f2-7348103-1225a5b</meta:generator>
    <dc:date>2012-12-02T14:06:38.89</dc:date>
    <meta:editing-duration>PT9M1S</meta:editing-duration>
    <meta:editing-cycles>7</meta:editing-cycles>
    <meta:document-statistic meta:object-count="49"/>
  </office:meta>
</office:document-meta>
</file>